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925in" table:align="margins" style:may-break-between-rows="false"/>
    </style:style>
    <style:style style:name="Table1.A" style:family="table-column">
      <style:table-column-properties style:column-width="0.7694in" style:rel-column-width="7281*"/>
    </style:style>
    <style:style style:name="Table1.A1" style:family="table-cell">
      <style:table-cell-properties style:vertical-align="middle" fo:background-color="#ff9900" fo:padding="0.0382in" fo:border-left="0.05pt solid #000000" fo:border-right="none" fo:border-top="0.05pt solid #000000" fo:border-bottom="0.05pt solid #000000">
        <style:background-image/>
      </style:table-cell-properties>
    </style:style>
    <style:style style:name="Table1.I1" style:family="table-cell">
      <style:table-cell-properties style:vertical-align="middle" fo:background-color="#ff9900" fo:padding="0.0382in" fo:border="0.05pt solid #000000">
        <style:background-image/>
      </style:table-cell-properties>
    </style:style>
    <style:style style:name="Table1.2" style:family="table-row">
      <style:table-row-properties style:min-row-height="1in"/>
    </style:style>
    <style:style style:name="Table1.A2" style:family="table-cell">
      <style:table-cell-properties style:vertical-align="middle" fo:background-color="#ffff99" fo:padding="0.0382in" fo:border-left="0.05pt solid #000000" fo:border-right="none" fo:border-top="none" fo:border-bottom="0.05pt solid #000000">
        <style:background-image/>
      </style:table-cell-properties>
    </style:style>
    <style:style style:name="Table1.B2" style:family="table-cell">
      <style:table-cell-properties style:vertical-align="middle" fo:background-color="#99ffcc" fo:padding="0.0382in" fo:border-left="0.05pt solid #000000" fo:border-right="none" fo:border-top="none" fo:border-bottom="0.05pt solid #000000">
        <style:background-image/>
      </style:table-cell-properties>
    </style:style>
    <style:style style:name="Table1.I2" style:family="table-cell">
      <style:table-cell-properties style:vertical-align="middle" fo:background-color="#99ffcc" fo:padding="0.0382in" fo:border-left="0.05pt solid #000000" fo:border-right="0.05pt solid #000000" fo:border-top="none" fo:border-bottom="0.05pt solid #000000">
        <style:background-image/>
      </style:table-cell-properties>
    </style:style>
    <style:style style:name="Table1.B3" style:family="table-cell">
      <style:table-cell-properties style:vertical-align="middle" fo:background-color="#66ffff" fo:padding="0.0382in" fo:border-left="0.05pt solid #000000" fo:border-right="none" fo:border-top="none" fo:border-bottom="0.05pt solid #000000">
        <style:background-image/>
      </style:table-cell-properties>
    </style:style>
    <style:style style:name="Table1.I3" style:family="table-cell">
      <style:table-cell-properties style:vertical-align="middle" fo:background-color="#66ffff" fo:padding="0.0382in" fo:border-left="0.05pt solid #000000" fo:border-right="0.05pt solid #000000" fo:border-top="none" fo:border-bottom="0.05pt solid #000000">
        <style:background-image/>
      </style:table-cell-properties>
    </style:style>
    <style:style style:name="Table1.B4" style:family="table-cell">
      <style:table-cell-properties style:vertical-align="middle" fo:background-color="#ffccff" fo:padding="0.0382in" fo:border-left="0.05pt solid #000000" fo:border-right="none" fo:border-top="none" fo:border-bottom="0.05pt solid #000000">
        <style:background-image/>
      </style:table-cell-properties>
    </style:style>
    <style:style style:name="Table1.I4" style:family="table-cell">
      <style:table-cell-properties style:vertical-align="middle" fo:background-color="#ffccff" fo:padding="0.0382in" fo:border-left="0.05pt solid #000000" fo:border-right="0.05pt solid #000000" fo:border-top="none" fo:border-bottom="0.05pt solid #000000">
        <style:background-image/>
      </style:table-cell-properties>
    </style:style>
    <style:style style:name="Table1.B5" style:family="table-cell">
      <style:table-cell-properties style:vertical-align="middle" fo:background-color="#cccccc" fo:padding="0.0382in" fo:border-left="0.05pt solid #000000" fo:border-right="none" fo:border-top="none" fo:border-bottom="0.05pt solid #000000">
        <style:background-image/>
      </style:table-cell-properties>
    </style:style>
    <style:style style:name="Table1.G5" style:family="table-cell">
      <style:table-cell-properties style:vertical-align="middle" fo:background-color="#cccccc" fo:padding="0.0382in" fo:border="0.05pt solid #000000">
        <style:background-image/>
      </style:table-cell-properties>
    </style:style>
    <style:style style:name="Table1.I5" style:family="table-cell">
      <style:table-cell-properties style:vertical-align="middle" fo:background-color="#cccccc" fo:padding="0.0382in" fo:border-left="0.05pt solid #000000" fo:border-right="0.05pt solid #000000" fo:border-top="none" fo:border-bottom="0.05pt solid #000000">
        <style:background-image/>
      </style:table-cell-properties>
    </style:style>
    <style:style style:name="Table2" style:family="table">
      <style:table-properties style:width="6.925in" table:align="margins" style:may-break-between-rows="false"/>
    </style:style>
    <style:style style:name="Table2.A" style:family="table-column">
      <style:table-column-properties style:column-width="0.7694in" style:rel-column-width="7281*"/>
    </style:style>
    <style:style style:name="Table2.A1" style:family="table-cell">
      <style:table-cell-properties style:vertical-align="middle" fo:background-color="#99ffff" fo:padding="0.0382in" fo:border-left="0.05pt solid #000000" fo:border-right="none" fo:border-top="0.05pt solid #000000" fo:border-bottom="0.05pt solid #000000">
        <style:background-image/>
      </style:table-cell-properties>
    </style:style>
    <style:style style:name="Table2.I1" style:family="table-cell">
      <style:table-cell-properties style:vertical-align="middle" fo:background-color="#99ffff" fo:padding="0.0382in" fo:border="0.05pt solid #000000">
        <style:background-image/>
      </style:table-cell-properties>
    </style:style>
    <style:style style:name="Table2.2" style:family="table-row">
      <style:table-row-properties style:min-row-height="1in"/>
    </style:style>
    <style:style style:name="Table2.A2" style:family="table-cell">
      <style:table-cell-properties style:vertical-align="middle" fo:background-color="#ffff00" fo:padding="0.0382in" fo:border-left="0.05pt solid #000000" fo:border-right="none" fo:border-top="none" fo:border-bottom="0.05pt solid #000000">
        <style:background-image/>
      </style:table-cell-properties>
    </style:style>
    <style:style style:name="Table2.B2" style:family="table-cell">
      <style:table-cell-properties style:vertical-align="middle" fo:background-color="#cc0000" fo:padding="0.0382in" fo:border-left="0.05pt solid #000000" fo:border-right="none" fo:border-top="none" fo:border-bottom="0.05pt solid #000000">
        <style:background-image/>
      </style:table-cell-properties>
    </style:style>
    <style:style style:name="Table2.I2" style:family="table-cell">
      <style:table-cell-properties style:vertical-align="middle" fo:background-color="#cc0000" fo:padding="0.0382in" fo:border-left="0.05pt solid #000000" fo:border-right="0.05pt solid #000000" fo:border-top="none" fo:border-bottom="0.05pt solid #000000">
        <style:background-image/>
      </style:table-cell-properties>
    </style:style>
    <style:style style:name="P1" style:family="paragraph" style:parent-style-name="Standard">
      <style:text-properties style:font-name="Arial" officeooo:rsid="00027b74" officeooo:paragraph-rsid="00027b74"/>
    </style:style>
    <style:style style:name="P2" style:family="paragraph" style:parent-style-name="Standard">
      <style:text-properties style:font-name="Arial" officeooo:rsid="00027b74" officeooo:paragraph-rsid="00043719"/>
    </style:style>
    <style:style style:name="P3" style:family="paragraph" style:parent-style-name="Standard">
      <style:text-properties style:font-name="Arial" fo:font-size="26pt" style:text-underline-style="solid" style:text-underline-width="auto" style:text-underline-color="font-color" fo:font-weight="bold" officeooo:rsid="00027b74" officeooo:paragraph-rsid="00027b74" style:font-size-asian="26pt" style:font-weight-asian="bold" style:font-size-complex="26pt" style:font-weight-complex="bold"/>
    </style:style>
    <style:style style:name="P4" style:family="paragraph" style:parent-style-name="Standard">
      <style:text-properties style:font-name="Arial" fo:font-style="italic" officeooo:rsid="00027b74" officeooo:paragraph-rsid="00027b74" style:font-style-asian="italic" style:font-style-complex="italic"/>
    </style:style>
    <style:style style:name="P5" style:family="paragraph" style:parent-style-name="Standard">
      <style:text-properties style:font-name="Arial" style:text-underline-style="solid" style:text-underline-width="auto" style:text-underline-color="font-color" officeooo:rsid="00027b74" officeooo:paragraph-rsid="00027b74"/>
    </style:style>
    <style:style style:name="P6" style:family="paragraph" style:parent-style-name="Standard">
      <style:text-properties style:font-name="Arial" officeooo:rsid="00043719" officeooo:paragraph-rsid="00043719"/>
    </style:style>
    <style:style style:name="P7" style:family="paragraph" style:parent-style-name="Standard">
      <style:text-properties style:font-name="Arial" officeooo:rsid="0005ef97" officeooo:paragraph-rsid="0005ef97"/>
    </style:style>
    <style:style style:name="P8" style:family="paragraph" style:parent-style-name="Standard">
      <style:text-properties style:font-name="Arial" officeooo:rsid="0006b659" officeooo:paragraph-rsid="0006b659"/>
    </style:style>
    <style:style style:name="P9" style:family="paragraph" style:parent-style-name="Standard">
      <style:text-properties style:font-name="Arial" officeooo:rsid="0006b659" officeooo:paragraph-rsid="0006b659"/>
    </style:style>
    <style:style style:name="P10" style:family="paragraph" style:parent-style-name="Standard">
      <style:text-properties style:font-name="Arial" officeooo:rsid="000ada99" officeooo:paragraph-rsid="000ada99"/>
    </style:style>
    <style:style style:name="P11" style:family="paragraph" style:parent-style-name="Standard">
      <style:paragraph-properties fo:text-align="center" style:justify-single-word="false"/>
      <style:text-properties style:font-name="Arial" fo:font-size="16pt" style:text-underline-style="solid" style:text-underline-width="auto" style:text-underline-color="font-color" fo:font-weight="bold" officeooo:rsid="000ada99" officeooo:paragraph-rsid="000ada99" style:font-size-asian="16pt" style:font-weight-asian="bold" style:font-size-complex="16pt" style:font-weight-complex="bold"/>
    </style:style>
    <style:style style:name="P12" style:family="paragraph" style:parent-style-name="Standard">
      <style:text-properties style:font-name="Arial" officeooo:rsid="000c047b" officeooo:paragraph-rsid="0006b659"/>
    </style:style>
    <style:style style:name="P13" style:family="paragraph" style:parent-style-name="Standard">
      <style:text-properties style:font-name="Arial" officeooo:rsid="000c047b" officeooo:paragraph-rsid="000c047b"/>
    </style:style>
    <style:style style:name="P14" style:family="paragraph" style:parent-style-name="Standard">
      <style:text-properties style:font-name="Arial" officeooo:rsid="000c047b" officeooo:paragraph-rsid="000da145"/>
    </style:style>
    <style:style style:name="P15" style:family="paragraph" style:parent-style-name="Standard">
      <style:text-properties style:font-name="Arial" officeooo:rsid="000c537d" officeooo:paragraph-rsid="000c537d"/>
    </style:style>
    <style:style style:name="P16" style:family="paragraph" style:parent-style-name="Standard">
      <style:text-properties style:font-name="Arial" officeooo:rsid="000da145" officeooo:paragraph-rsid="000da145"/>
    </style:style>
    <style:style style:name="P17" style:family="paragraph" style:parent-style-name="Standard">
      <style:text-properties style:font-name="Arial" officeooo:rsid="0011871a" officeooo:paragraph-rsid="0011871a"/>
    </style:style>
    <style:style style:name="P18" style:family="paragraph" style:parent-style-name="Standard">
      <style:text-properties style:font-name="ARial" style:text-underline-style="solid" style:text-underline-width="auto" style:text-underline-color="font-color" officeooo:paragraph-rsid="000b0ae3"/>
    </style:style>
    <style:style style:name="P19" style:family="paragraph" style:parent-style-name="Standard">
      <style:text-properties style:font-name="ARial" officeooo:paragraph-rsid="000b0ae3"/>
    </style:style>
    <style:style style:name="P20" style:family="paragraph" style:parent-style-name="Standard">
      <style:text-properties style:font-name="ARial" officeooo:rsid="000b0ae3" officeooo:paragraph-rsid="000b0ae3"/>
    </style:style>
    <style:style style:name="P21" style:family="paragraph" style:parent-style-name="Standard">
      <style:text-properties style:font-name="ARial" officeooo:rsid="000c537d" officeooo:paragraph-rsid="000c537d"/>
    </style:style>
    <style:style style:name="P22" style:family="paragraph" style:parent-style-name="Standard">
      <style:text-properties style:font-name="ARial" officeooo:paragraph-rsid="000c537d"/>
    </style:style>
    <style:style style:name="P23" style:family="paragraph" style:parent-style-name="Standard">
      <style:text-properties style:font-name="Arial" officeooo:rsid="000ada99" officeooo:paragraph-rsid="000ada99"/>
    </style:style>
    <style:style style:name="P24" style:family="paragraph" style:parent-style-name="Standard">
      <style:text-properties style:font-name="Arial" officeooo:rsid="000ada99" officeooo:paragraph-rsid="000b0ae3"/>
    </style:style>
    <style:style style:name="P25" style:family="paragraph" style:parent-style-name="Standard">
      <style:text-properties style:font-name="Arial" officeooo:paragraph-rsid="000b0ae3"/>
    </style:style>
    <style:style style:name="P26" style:family="paragraph" style:parent-style-name="Standard">
      <style:text-properties style:font-name="Arial" officeooo:rsid="000b0ae3" officeooo:paragraph-rsid="000b0ae3"/>
    </style:style>
    <style:style style:name="P27" style:family="paragraph" style:parent-style-name="Standard">
      <style:text-properties style:font-name="Arial" style:text-underline-style="solid" style:text-underline-width="auto" style:text-underline-color="font-color" fo:font-weight="bold" officeooo:paragraph-rsid="000b0ae3" style:font-weight-asian="bold" style:font-weight-complex="bold"/>
    </style:style>
    <style:style style:name="P28" style:family="paragraph" style:parent-style-name="Standard">
      <style:paragraph-properties fo:text-align="center" style:justify-single-word="false"/>
      <style:text-properties style:font-name="Arial" fo:font-size="14pt" style:text-underline-style="solid" style:text-underline-width="auto" style:text-underline-color="font-color" officeooo:paragraph-rsid="000b0ae3" style:font-size-asian="14pt" style:font-size-complex="14pt"/>
    </style:style>
    <style:style style:name="P29" style:family="paragraph" style:parent-style-name="Standard">
      <style:paragraph-properties fo:text-align="center" style:justify-single-word="false"/>
      <style:text-properties style:font-name="Arial" fo:font-size="14pt" style:text-underline-style="solid" style:text-underline-width="auto" style:text-underline-color="font-color" fo:font-weight="bold" officeooo:rsid="000f5560" officeooo:paragraph-rsid="000f5560" style:font-size-asian="14pt" style:font-weight-asian="bold" style:font-size-complex="14pt" style:font-weight-complex="bold"/>
    </style:style>
    <style:style style:name="P30" style:family="paragraph" style:parent-style-name="Standard">
      <style:paragraph-properties fo:text-align="center" style:justify-single-word="false"/>
      <style:text-properties style:font-name="Arial" fo:font-size="14pt" style:text-underline-style="solid" style:text-underline-width="auto" style:text-underline-color="font-color" fo:font-weight="bold" officeooo:rsid="001300e1" officeooo:paragraph-rsid="001300e1" style:font-size-asian="14pt" style:font-weight-asian="bold" style:font-size-complex="14pt" style:font-weight-complex="bold"/>
    </style:style>
    <style:style style:name="P31" style:family="paragraph" style:parent-style-name="Standard">
      <style:paragraph-properties fo:text-align="center" style:justify-single-word="false"/>
      <style:text-properties style:font-name="Arial" fo:font-size="14pt" officeooo:paragraph-rsid="000b0ae3" style:font-size-asian="14pt" style:font-size-complex="14pt"/>
    </style:style>
    <style:style style:name="P32" style:family="paragraph" style:parent-style-name="Standard">
      <style:paragraph-properties fo:text-align="center" style:justify-single-word="false"/>
      <style:text-properties style:font-name="Arial" fo:font-size="16pt" style:text-underline-style="solid" style:text-underline-width="auto" style:text-underline-color="font-color" fo:font-weight="bold" officeooo:rsid="000ada99" officeooo:paragraph-rsid="000ada99" style:font-size-asian="16pt" style:font-weight-asian="bold" style:font-size-complex="16pt" style:font-weight-complex="bold"/>
    </style:style>
    <style:style style:name="P33" style:family="paragraph" style:parent-style-name="Standard">
      <style:paragraph-properties fo:text-align="center" style:justify-single-word="false"/>
      <style:text-properties style:font-name="Arial" fo:font-size="16pt" style:text-underline-style="solid" style:text-underline-width="auto" style:text-underline-color="font-color" fo:font-weight="bold" officeooo:rsid="000ada99" officeooo:paragraph-rsid="000b0ae3" style:font-size-asian="16pt" style:font-weight-asian="bold" style:font-size-complex="16pt" style:font-weight-complex="bold"/>
    </style:style>
    <style:style style:name="P34" style:family="paragraph" style:parent-style-name="Standard">
      <style:text-properties style:font-name="Arial" officeooo:paragraph-rsid="0009025c"/>
    </style:style>
    <style:style style:name="P35" style:family="paragraph" style:parent-style-name="Standard">
      <style:text-properties style:font-name="Arial" officeooo:rsid="000da145" officeooo:paragraph-rsid="000da145"/>
    </style:style>
    <style:style style:name="P36" style:family="paragraph" style:parent-style-name="Standard">
      <style:text-properties style:font-name="Arial" officeooo:rsid="000f5560" officeooo:paragraph-rsid="000f5560"/>
    </style:style>
    <style:style style:name="P37" style:family="paragraph" style:parent-style-name="Standard">
      <style:text-properties style:font-name="Arial" officeooo:rsid="0010afaa" officeooo:paragraph-rsid="0010afaa"/>
    </style:style>
    <style:style style:name="P38" style:family="paragraph" style:parent-style-name="Standard">
      <style:text-properties style:font-name="Arial" officeooo:rsid="001300e1" officeooo:paragraph-rsid="001300e1"/>
    </style:style>
    <style:style style:name="P39" style:family="paragraph" style:parent-style-name="Table_20_Contents">
      <style:paragraph-properties fo:text-align="center" style:justify-single-word="false"/>
      <style:text-properties style:font-name="Arial" style:text-underline-style="solid" style:text-underline-width="auto" style:text-underline-color="font-color" fo:font-weight="bold" officeooo:rsid="0008e1ad" officeooo:paragraph-rsid="0008e1ad" style:font-weight-asian="bold" style:font-weight-complex="bold"/>
    </style:style>
    <style:style style:name="P40" style:family="paragraph" style:parent-style-name="Table_20_Contents">
      <style:paragraph-properties fo:text-align="center" style:justify-single-word="false"/>
      <style:text-properties style:font-name="Arial" style:text-underline-style="solid" style:text-underline-width="auto" style:text-underline-color="font-color" fo:font-weight="bold" officeooo:rsid="0008e1ad" officeooo:paragraph-rsid="0009025c" style:font-weight-asian="bold" style:font-weight-complex="bold"/>
    </style:style>
    <style:style style:name="P41" style:family="paragraph" style:parent-style-name="Table_20_Contents">
      <style:paragraph-properties fo:text-align="center" style:justify-single-word="false"/>
      <style:text-properties style:font-name="Arial" fo:font-size="11pt" style:text-underline-style="solid" style:text-underline-width="auto" style:text-underline-color="font-color" fo:font-weight="bold" officeooo:rsid="0008e1ad" officeooo:paragraph-rsid="0008e1ad" style:font-size-asian="11pt" style:font-weight-asian="bold" style:font-size-complex="11pt" style:font-weight-complex="bold"/>
    </style:style>
    <style:style style:name="P42" style:family="paragraph" style:parent-style-name="Table_20_Contents">
      <style:paragraph-properties fo:text-align="center" style:justify-single-word="false"/>
      <style:text-properties style:font-name="Arial" fo:font-size="11pt" style:text-underline-style="solid" style:text-underline-width="auto" style:text-underline-color="font-color" fo:font-weight="bold" officeooo:rsid="0008e1ad" officeooo:paragraph-rsid="0009025c" style:font-size-asian="11pt" style:font-weight-asian="bold" style:font-size-complex="11pt" style:font-weight-complex="bold"/>
    </style:style>
    <style:style style:name="P43" style:family="paragraph" style:parent-style-name="Table_20_Contents">
      <style:paragraph-properties fo:text-align="center" style:justify-single-word="false"/>
      <style:text-properties style:font-name="Arial" fo:font-size="10.5pt" style:text-underline-style="solid" style:text-underline-width="auto" style:text-underline-color="font-color" fo:font-weight="bold" officeooo:rsid="0008e1ad" officeooo:paragraph-rsid="0008e1ad" style:font-size-asian="10.5pt" style:font-weight-asian="bold" style:font-size-complex="10.5pt" style:font-weight-complex="bold"/>
    </style:style>
    <style:style style:name="P44" style:family="paragraph" style:parent-style-name="Table_20_Contents">
      <style:paragraph-properties fo:text-align="center" style:justify-single-word="false"/>
      <style:text-properties style:font-name="Arial" fo:font-size="10.5pt" style:text-underline-style="solid" style:text-underline-width="auto" style:text-underline-color="font-color" fo:font-weight="bold" officeooo:rsid="0008e1ad" officeooo:paragraph-rsid="0009025c" style:font-size-asian="10.5pt" style:font-weight-asian="bold" style:font-size-complex="10.5pt" style:font-weight-complex="bold"/>
    </style:style>
    <style:style style:name="P45" style:family="paragraph" style:parent-style-name="Table_20_Contents">
      <style:paragraph-properties fo:text-align="center" style:justify-single-word="false"/>
      <style:text-properties style:font-name="Arial" fo:font-size="10pt" officeooo:rsid="0008e1ad" officeooo:paragraph-rsid="0008e1ad" style:font-size-asian="10pt" style:font-size-complex="10pt"/>
    </style:style>
    <style:style style:name="P46" style:family="paragraph" style:parent-style-name="Table_20_Contents">
      <style:paragraph-properties fo:text-align="center" style:justify-single-word="false"/>
      <style:text-properties style:font-name="Arial" fo:font-size="10pt" officeooo:rsid="0009025c" officeooo:paragraph-rsid="0009025c" style:font-size-asian="10pt" style:font-size-complex="10pt"/>
    </style:style>
    <style:style style:name="P47" style:family="paragraph" style:parent-style-name="Table_20_Contents">
      <style:paragraph-properties fo:text-align="center" style:justify-single-word="false"/>
      <style:text-properties style:font-name="Arial" fo:font-size="10pt" officeooo:rsid="000ada99" officeooo:paragraph-rsid="000ada99" style:font-size-asian="10pt" style:font-size-complex="10pt"/>
    </style:style>
    <style:style style:name="P48" style:family="paragraph" style:parent-style-name="Table_20_Contents">
      <style:paragraph-properties fo:text-align="center" style:justify-single-word="false"/>
      <style:text-properties style:font-name="Arial" fo:font-size="12pt" style:text-underline-style="solid" style:text-underline-width="auto" style:text-underline-color="font-color" fo:font-weight="bold" officeooo:rsid="0008e1ad" officeooo:paragraph-rsid="0008e1ad" style:font-size-asian="12pt" style:font-weight-asian="bold" style:font-size-complex="12pt" style:font-weight-complex="bold"/>
    </style:style>
    <style:style style:name="P49" style:family="paragraph" style:parent-style-name="Table_20_Contents">
      <style:paragraph-properties fo:text-align="center" style:justify-single-word="false"/>
      <style:text-properties style:font-name="Arial" fo:font-size="12pt" style:text-underline-style="solid" style:text-underline-width="auto" style:text-underline-color="font-color" fo:font-weight="bold" officeooo:rsid="0008e1ad" officeooo:paragraph-rsid="0009025c" style:font-size-asian="12pt" style:font-weight-asian="bold" style:font-size-complex="12pt" style:font-weight-complex="bold"/>
    </style:style>
    <style:style style:name="P50" style:family="paragraph" style:parent-style-name="Table_20_Contents">
      <style:paragraph-properties fo:text-align="center" style:justify-single-word="false"/>
      <style:text-properties style:font-name="Arial" fo:font-size="9pt" officeooo:rsid="0008e1ad" officeooo:paragraph-rsid="0008e1ad" style:font-size-asian="9pt" style:font-size-complex="9pt"/>
    </style:style>
    <style:style style:name="P51" style:family="paragraph" style:parent-style-name="Table_20_Contents">
      <style:paragraph-properties fo:text-align="center" style:justify-single-word="false"/>
      <style:text-properties style:font-name="Arial" fo:font-size="9pt" officeooo:rsid="0008e1ad" officeooo:paragraph-rsid="0009025c" style:font-size-asian="9pt" style:font-size-complex="9pt"/>
    </style:style>
    <style:style style:name="P52" style:family="paragraph" style:parent-style-name="Table_20_Contents">
      <style:paragraph-properties fo:text-align="center" style:justify-single-word="false" fo:background-color="#ffff99">
        <style:background-image/>
      </style:paragraph-properties>
      <style:text-properties style:font-name="Arial" style:text-underline-style="solid" style:text-underline-width="auto" style:text-underline-color="font-color" fo:font-weight="bold" officeooo:rsid="0008e1ad" officeooo:paragraph-rsid="0009025c" style:font-weight-asian="bold" style:font-weight-complex="bold"/>
    </style:style>
    <style:style style:name="P53" style:family="paragraph" style:parent-style-name="Table_20_Contents">
      <style:paragraph-properties fo:text-align="center" style:justify-single-word="false" fo:background-color="#ffcc00">
        <style:background-image/>
      </style:paragraph-properties>
      <style:text-properties style:font-name="Arial" style:text-underline-style="solid" style:text-underline-width="auto" style:text-underline-color="font-color" fo:font-weight="bold" officeooo:rsid="0008e1ad" officeooo:paragraph-rsid="0008e1ad" style:font-weight-asian="bold" style:font-weight-complex="bold"/>
    </style:style>
    <style:style style:name="T1" style:family="text">
      <style:text-properties fo:font-style="italic" style:text-underline-style="solid" style:text-underline-width="auto" style:text-underline-color="font-color" officeooo:rsid="0005ef97" style:font-style-asian="italic" style:font-style-complex="italic"/>
    </style:style>
    <style:style style:name="T2" style:family="text">
      <style:text-properties officeooo:rsid="00043719"/>
    </style:style>
    <style:style style:name="T3" style:family="text">
      <style:text-properties officeooo:rsid="0005ef97"/>
    </style:style>
    <style:style style:name="T4" style:family="text">
      <style:text-properties officeooo:rsid="0009025c"/>
    </style:style>
    <style:style style:name="T5" style:family="text">
      <style:text-properties officeooo:rsid="000ada99"/>
    </style:style>
    <style:style style:name="T6" style:family="text">
      <style:text-properties officeooo:rsid="000b0ae3"/>
    </style:style>
    <style:style style:name="T7" style:family="text">
      <style:text-properties style:text-underline-style="solid" style:text-underline-width="auto" style:text-underline-color="font-color"/>
    </style:style>
    <style:style style:name="T8" style:family="text">
      <style:text-properties style:text-underline-style="solid" style:text-underline-width="auto" style:text-underline-color="font-color" fo:font-weight="bold" style:font-weight-asian="bold" style:font-weight-complex="bold"/>
    </style:style>
    <style:style style:name="T9" style:family="text">
      <style:text-properties style:text-underline-style="solid" style:text-underline-width="auto" style:text-underline-color="font-color" fo:font-weight="bold" officeooo:rsid="000b0ae3" style:font-weight-asian="bold" style:font-weight-complex="bold"/>
    </style:style>
    <style:style style:name="T10" style:family="text">
      <style:text-properties style:text-underline-style="none"/>
    </style:style>
    <style:style style:name="T11" style:family="text">
      <style:text-properties style:text-underline-style="none" officeooo:rsid="000b0ae3"/>
    </style:style>
    <style:style style:name="T12" style:family="text">
      <style:text-properties fo:font-weight="bold" style:font-weight-asian="bold" style:font-weight-complex="bold"/>
    </style:style>
    <style:style style:name="T13" style:family="text">
      <style:text-properties fo:font-weight="bold" officeooo:rsid="000b0ae3" style:font-weight-asian="bold" style:font-weight-complex="bold"/>
    </style:style>
    <style:style style:name="T14" style:family="text">
      <style:text-properties officeooo:rsid="000c047b"/>
    </style:style>
    <style:style style:name="T15" style:family="text">
      <style:text-properties officeooo:rsid="000c537d"/>
    </style:style>
    <style:style style:name="T16" style:family="text">
      <style:text-properties officeooo:rsid="000da145"/>
    </style:style>
    <style:style style:name="T17" style:family="text">
      <style:text-properties style:font-name="Arial"/>
    </style:style>
    <style:style style:name="T18" style:family="text">
      <style:text-properties officeooo:rsid="000f5560"/>
    </style:style>
    <style:style style:name="T19" style:family="text">
      <style:text-properties officeooo:rsid="0010afa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Where's The Party At: 2</text:p>
      <text:p text:style-name="P1">Operations Manual And Prayer Book</text:p>
      <text:p text:style-name="P1">Revision A</text:p>
      <text:p text:style-name="P1">November 23, 2014</text:p>
      <text:p text:style-name="P1">TMB, Brooklyn NY</text:p>
      <text:p text:style-name="P17">narrat1ve.com</text:p>
      <text:p text:style-name="P1"/>
      <text:p text:style-name="P4">Valid for:</text:p>
      <text:p text:style-name="P4">Hardware Version WTPA2.0a and WTPA2.0b</text:p>
      <text:p text:style-name="P4">Initial Release Firmware, Version 0x01</text:p>
      <text:p text:style-name="P1"/>
      <text:p text:style-name="P1"/>
      <text:p text:style-name="P6">Table of Contents:</text:p>
      <text:p text:style-name="P1"/>
      <text:p text:style-name="P1"/>
      <text:p text:style-name="P5">About WTPA2:</text:p>
      <text:p text:style-name="P1">WTPA2 is an audio sampler kit.</text:p>
      <text:p text:style-name="P1">WTPA2 has quite a few features, and a bizarre user interface. <text:s/>The general concept behind WTPA2 was to make a kit which could be built without many special tools, and once built, could do strange, interesting, and sonically useful manipulation of audio on the fly.</text:p>
      <text:p text:style-name="P1"/>
      <text:p text:style-name="P1">WTPA2 has inherited a lot of things from a sampler from the dawn of time, WTPA1. <text:s/>Although it has fixed some annoying stuff with the UI since then, it still is a sampler which basically makes you read binary numbers and press arcane button combinations to access functions. <text:s/>Although this does make you smarter, and does make the kit cheaper, it can be a barrier to entry.</text:p>
      <text:p text:style-name="P1"/>
      <text:p text:style-name="P1">Luckily for you, intrepid noodler, this manual exists, and should explain everything relatively clearly. <text:s/>The simple functions of WTPA2 are easy to access, and with practice you can get a sonic mess even some fancy computer programs would have a hard time with.</text:p>
      <text:p text:style-name="P1"/>
      <text:p text:style-name="P8">Overview:</text:p>
      <text:p text:style-name="P1"/>
      <text:p text:style-name="P1">Samples:</text:p>
      <text:p text:style-name="P1">WTPA2 <text:span text:style-name="T2">(usually) </text:span>stores samples as 8-bit, <text:span text:style-name="T2">monophonic, </text:span>uncompressed audio. <text:s/><text:span text:style-name="T2">When used for live sampling, it </text:span>initially stores samples to RAM. <text:s/>WTPA2 has 512k of RAM. <text:s/>WTPA2's sampling rate is anywhere you <text:span text:style-name="T2">tell it to be</text:span>, usually somewhere from ~30kHz to ~8kHz <text:span text:style-name="T2">(or less)</text:span>. <text:s/>This means that WTPA2 can sample <text:span text:style-name="T2">anywhere from ~17 seconds to more than a minute of consecutive audio. <text:s/>WTPA2's maximum bit depth (8 bits) is not high by modern standards, but it isn't terrible either. <text:s/>It sounds great for a thing that sounds crusty.</text:span></text:p>
      <text:p text:style-name="P2"/>
      <text:p text:style-name="P6">WTPA2 can also save and load samples from an optional micro-SD card interface. <text:s/>Each SD card can hold up to 512 samples. <text:s/>Samples can be converted to AIFFs and stored on a computer, and vice versa.</text:p>
      <text:p text:style-name="P6"/>
      <text:p text:style-name="P6">WTPA2 can also play Nintendo Entertainment System DPCM samples from a properly formatted micro-SD card.</text:p>
      <text:p text:style-name="P6"/>
      <text:p text:style-name="P6"><text:soft-page-break/>Banks:</text:p>
      <text:p text:style-name="P6">WTPA2 has three independent playback channels: Bank 0, Bank 1, and the SD-card stream. <text:s/>Bank 0 and Bank 1 work out of RAM, and can freely manipulate samples in all kinds of ways. <text:s/>The SD card stream is pulled directly from the card, and plays samples in a vanilla way at a fixed sample rate. <text:s/>NOTE-- samples may be loaded and saved from RAM to the SD card.</text:p>
      <text:p text:style-name="P6"/>
      <text:p text:style-name="P6">User Interface:</text:p>
      <text:p text:style-name="P6">WTPA2 has two general styles of user interface. <text:s/>Front panel buttons and knobs (Caveman) and a MIDI input (Fancy 80's Disco Style). <text:s/>WTPA2 can also take a control voltage input for the master <text:span text:style-name="T3">sample rate VCO</text:span>, and can be interfaced to modular synthesizers (Fancy 2013 Disco Style). </text:p>
      <text:p text:style-name="P6"/>
      <text:p text:style-name="P6">Hooking up WTPA2:</text:p>
      <text:p text:style-name="P6">[picture of rear panel]</text:p>
      <text:p text:style-name="P6">(optional jack board shown)</text:p>
      <text:p text:style-name="P6">WTPA2 is happy with anywhere from 8-15V DC <text:span text:style-name="T3">power, and requires anything above 200mA to be on the safe side (you might get by with less). <text:s/>A 9v battery will work fine but will not last a wildly long time. <text:s/>You might get 8 hours out of a decent alkaline. <text:s/>A 9V AC to DC adapter (aka, a “wall-wart”) is probably your best bet. <text:s/></text:span><text:span text:style-name="T1">NOTE: <text:s/>Not all wall warts are created equal. </text:span><text:span text:style-name="T3"><text:s/>Some are quite noisy, and depending on your WTPA2's internal wiring (it's a kit, don't blame me) you may get some buzz with some wall warts. <text:s/>Try changing wall warts if this happens or going to a battery just to see if the noise goes away.</text:span></text:p>
      <text:p text:style-name="P6"/>
      <text:p text:style-name="P7">WTPA2 has one audio input, one audio output, one MIDI input, one MIDI output, and a control voltage input for the master sample rate oscillator. <text:s/>Audio input levels can be anything from line level to low level guitar inputs; input impedance is roughly 200kohms. <text:s/>Output level is roughly “line level” – about a volt peak to peak. <text:s/>Control Voltage range will be dependent on how you built your kit, but is easily set to 0-5v.</text:p>
      <text:p text:style-name="P7"/>
      <text:p text:style-name="P8">On Power Up:</text:p>
      <text:p text:style-name="P8">Upon power up, you can command WTPA2 to enter some utility modes by holding special button combinations. <text:s/>These allow you to set and store the MIDI channels used by WTPA2, bootload WTPA2 with new firmware, and enter a debugging mode useful for finding hardware problems.</text:p>
      <text:p text:style-name="P7"/>
      <text:p text:style-name="P8">Layout / Manual Controls</text:p>
      <text:p text:style-name="P8"/>
      <text:p text:style-name="P8">[picture of WTPA2 PCB]</text:p>
      <text:p text:style-name="P8"/>
      <text:p text:style-name="P8">[description of pots, leds, encoder]</text:p>
      <text:p text:style-name="P10"/>
      <text:p text:style-name="P10"/>
      <text:p text:style-name="P10"/>
      <text:p text:style-name="P10"/>
      <text:p text:style-name="P10"/>
      <text:p text:style-name="P10"/>
      <text:p text:style-name="P10"/>
      <text:p text:style-name="P10"/>
      <text:p text:style-name="P10"/>
      <text:p text:style-name="P10"><text:soft-page-break/></text:p>
      <text:p text:style-name="P10"/>
      <text:p text:style-name="P10"/>
      <text:p text:style-name="P28"><text:span text:style-name="T13">Normal Indicator </text:span><text:span text:style-name="T12">LED Legend (top to bottom):</text:span></text:p>
      <text:p text:style-name="P25"/>
      <text:p text:style-name="P25"><text:span text:style-name="T7">LED0</text:span> = Indicates the current bank is <text:span text:style-name="T7">RECORDING</text:span>.</text:p>
      <text:p text:style-name="P25"/>
      <text:p text:style-name="P25"><text:span text:style-name="T7">LED1</text:span> = Indicates the current bank is <text:span text:style-name="T7">OVERDUBBING</text:span> (rec<text:span text:style-name="T6">ording</text:span> / play<text:span text:style-name="T6">ing</text:span> simultaneously).</text:p>
      <text:p text:style-name="P25"/>
      <text:p text:style-name="P25"><text:span text:style-name="T7">LED2</text:span> = Indicates the current bank is <text:span text:style-name="T7">PLAYING BACK</text:span>. </text:p>
      <text:p text:style-name="P25"/>
      <text:p text:style-name="P25"><text:span text:style-name="T7">LED3</text:span> = Indicates the sampler has run <text:span text:style-name="T7">OUT OF RAM</text:span><text:span text:style-name="T10"> </text:span><text:span text:style-name="T11">(ie – sample memory is full)</text:span>.</text:p>
      <text:p text:style-name="P25"/>
      <text:p text:style-name="P25"><text:span text:style-name="T7">LED4</text:span> = Indicates the <text:span text:style-name="T7">CURRENT BANK</text:span> <text:span text:style-name="T6">(OFF=Bank 0, ON=Bank 1)</text:span></text:p>
      <text:p text:style-name="P25"/>
      <text:p text:style-name="P25"><text:span text:style-name="T7">LED5-7</text:span> = Indicates the value <text:span text:style-name="T6">being set by the encoder (in binary. <text:s/>The bottom LED is the Lsb. <text:s/>Learn binary). <text:s/>WTPA2 will read this value when you hit certain button combos and use it to set various effects and parameters.</text:span></text:p>
      <text:p text:style-name="P26"/>
      <text:p text:style-name="P31"><text:span text:style-name="T8">Normal “Caveman Mode” Operation (</text:span><text:span text:style-name="T9">using the</text:span><text:span text:style-name="T8"> buttons and knobs):</text:span></text:p>
      <text:p text:style-name="P25"/>
      <text:p text:style-name="P25"><text:s text:c="2"/>WTPA<text:span text:style-name="T14">2</text:span> is designed to operate simultaneously listening to the buttons and control knob and also the MIDI channels. <text:s/>Most people will find it useful to rock the buttons at some point. <text:s/>I do it all the time, even though I'm the kind of Mimosa-sipping <text:span text:style-name="T14">dandy</text:span> who generally likes a big <text:span text:style-name="T14">MIDI</text:span> controller with a lot of buttons.</text:p>
      <text:p text:style-name="P25"><text:s text:c="2"/><text:span text:style-name="T14">The biggest argument for using MIDI is that WTPA2 is better at doing weird sampler stuff than it is at telling the user what it is currently doing, although if you commit the following table to memory you will be able to get WTPA2 to access just about all functions instantaneously. <text:s/>An explanation follows.</text:span></text:p>
      <text:p text:style-name="P24"/>
      <text:p text:style-name="P24"/>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1">Table 1: <text:s/>Normal WTPA2 Caveman Controls</text:p>
      <table:table table:name="Table1" table:style-name="Table1">
        <table:table-column table:style-name="Table1.A" table:number-columns-repeated="9"/>
        <table:table-row>
          <table:table-cell table:style-name="Table1.A1" office:value-type="string">
            <text:p text:style-name="P39">Button</text:p>
          </table:table-cell>
          <table:table-cell table:style-name="Table1.A1" office:value-type="string">
            <text:p text:style-name="P48">0</text:p>
          </table:table-cell>
          <table:table-cell table:style-name="Table1.A1" office:value-type="string">
            <text:p text:style-name="P48">1</text:p>
          </table:table-cell>
          <table:table-cell table:style-name="Table1.A1" office:value-type="string">
            <text:p text:style-name="P48">2</text:p>
          </table:table-cell>
          <table:table-cell table:style-name="Table1.A1" office:value-type="string">
            <text:p text:style-name="P48">3</text:p>
          </table:table-cell>
          <table:table-cell table:style-name="Table1.A1" office:value-type="string">
            <text:p text:style-name="P48">4</text:p>
          </table:table-cell>
          <table:table-cell table:style-name="Table1.A1" office:value-type="string">
            <text:p text:style-name="P48">5</text:p>
          </table:table-cell>
          <table:table-cell table:style-name="Table1.A1" office:value-type="string">
            <text:p text:style-name="P43">6 (Shift 1)</text:p>
          </table:table-cell>
          <table:table-cell table:style-name="Table1.I1" office:value-type="string">
            <text:p text:style-name="P43">7 (Shift 2)</text:p>
          </table:table-cell>
        </table:table-row>
        <table:table-row table:style-name="Table1.2">
          <table:table-cell table:style-name="Table1.A2" office:value-type="string">
            <text:p text:style-name="P53">No Shift</text:p>
          </table:table-cell>
          <table:table-cell table:style-name="Table1.B2" office:value-type="string">
            <text:p text:style-name="P45">Record Start/Stop</text:p>
          </table:table-cell>
          <table:table-cell table:style-name="Table1.B2" office:value-type="string">
            <text:p text:style-name="P45">Overdub Start/Stop</text:p>
          </table:table-cell>
          <table:table-cell table:style-name="Table1.B2" office:value-type="string">
            <text:p text:style-name="P45">Re-start <text:span text:style-name="T14">Sample</text:span> <text:span text:style-name="T14">P</text:span>layback</text:p>
          </table:table-cell>
          <table:table-cell table:style-name="Table1.B2" office:value-type="string">
            <text:p text:style-name="P45">One-Shot <text:span text:style-name="T14">P</text:span>layback</text:p>
          </table:table-cell>
          <table:table-cell table:style-name="Table1.B2" office:value-type="string">
            <text:p text:style-name="P45">Pause / Unpause <text:span text:style-name="T14">Playback</text:span></text:p>
          </table:table-cell>
          <table:table-cell table:style-name="Table1.B2" office:value-type="string">
            <text:p text:style-name="P47">Toggle Sample Bank</text:p>
          </table:table-cell>
          <table:table-cell table:style-name="Table1.B2" office:value-type="string">
            <text:p text:style-name="P50">(Not Pressed)</text:p>
          </table:table-cell>
          <table:table-cell table:style-name="Table1.I2" office:value-type="string">
            <text:p text:style-name="P50">(Not Pressed)</text:p>
          </table:table-cell>
        </table:table-row>
        <table:table-row table:style-name="Table1.2">
          <table:table-cell table:style-name="Table1.A2" office:value-type="string">
            <text:p text:style-name="P53">Shift 1</text:p>
          </table:table-cell>
          <table:table-cell table:style-name="Table1.B3" office:value-type="string">
            <text:p text:style-name="P45"><text:span text:style-name="T5">Set </text:span>Bit Depth</text:p>
          </table:table-cell>
          <table:table-cell table:style-name="Table1.B3" office:value-type="string">
            <text:p text:style-name="P45"><text:span text:style-name="T5">Toggle </text:span>Half Time</text:p>
          </table:table-cell>
          <table:table-cell table:style-name="Table1.B3" office:value-type="string">
            <text:p text:style-name="P45"><text:span text:style-name="T5">Toggle </text:span>Realtime</text:p>
          </table:table-cell>
          <table:table-cell table:style-name="Table1.B3" office:value-type="string">
            <text:p text:style-name="P45"><text:span text:style-name="T5">Set </text:span>Granular<text:span text:style-name="T5">ity</text:span></text:p>
          </table:table-cell>
          <table:table-cell table:style-name="Table1.B3" office:value-type="string">
            <text:p text:style-name="P45">Output Sum Mode</text:p>
          </table:table-cell>
          <table:table-cell table:style-name="Table1.B3" office:value-type="string">
            <text:p text:style-name="P45"><text:span text:style-name="T5">Toggle </text:span>Backwards <text:span text:style-name="T5">Playback</text:span></text:p>
          </table:table-cell>
          <table:table-cell table:style-name="Table1.B3" office:value-type="string">
            <text:p text:style-name="P41">Pressed</text:p>
          </table:table-cell>
          <table:table-cell table:style-name="Table1.I3" office:value-type="string">
            <text:p text:style-name="P50">(Not Pressed)</text:p>
          </table:table-cell>
        </table:table-row>
        <table:table-row table:style-name="Table1.2">
          <table:table-cell table:style-name="Table1.A2" office:value-type="string">
            <text:p text:style-name="P53">Shift 2</text:p>
          </table:table-cell>
          <table:table-cell table:style-name="Table1.B4" office:value-type="string">
            <text:p text:style-name="P45">Edit Sample Start</text:p>
          </table:table-cell>
          <table:table-cell table:style-name="Table1.B4" office:value-type="string">
            <text:p text:style-name="P45">Edit Sample End</text:p>
          </table:table-cell>
          <table:table-cell table:style-name="Table1.B4" office:value-type="string">
            <text:p text:style-name="P45">Edit Sample Window</text:p>
          </table:table-cell>
          <table:table-cell table:style-name="Table1.B4" office:value-type="string">
            <text:p text:style-name="P45">Play Current SD Sample</text:p>
          </table:table-cell>
          <table:table-cell table:style-name="Table1.B4" office:value-type="string">
            <text:p text:style-name="P47">(x)</text:p>
          </table:table-cell>
          <table:table-cell table:style-name="Table1.B4" office:value-type="string">
            <text:p text:style-name="P45">(<text:span text:style-name="T4">x</text:span>)</text:p>
          </table:table-cell>
          <table:table-cell table:style-name="Table1.B4" office:value-type="string">
            <text:p text:style-name="P51">(Not Pressed)</text:p>
          </table:table-cell>
          <table:table-cell table:style-name="Table1.I4" office:value-type="string">
            <text:p text:style-name="P42">Pressed</text:p>
          </table:table-cell>
        </table:table-row>
        <table:table-row table:style-name="Table1.2">
          <table:table-cell table:style-name="Table1.A2" office:value-type="string">
            <text:p text:style-name="P53">Shift 1+2</text:p>
          </table:table-cell>
          <table:table-cell table:style-name="Table1.B5" office:value-type="string">
            <text:p text:style-name="P46">Enter SD Card Menu</text:p>
          </table:table-cell>
          <table:table-cell table:style-name="Table1.B5" office:value-type="string">
            <text:p text:style-name="P46">(x)</text:p>
          </table:table-cell>
          <table:table-cell table:style-name="Table1.B5" office:value-type="string">
            <text:p text:style-name="P46">(x)</text:p>
          </table:table-cell>
          <table:table-cell table:style-name="Table1.B5" office:value-type="string">
            <text:p text:style-name="P46">(x)</text:p>
          </table:table-cell>
          <table:table-cell table:style-name="Table1.B5" office:value-type="string">
            <text:p text:style-name="P46">(x)</text:p>
          </table:table-cell>
          <table:table-cell table:style-name="Table1.G5" office:value-type="string">
            <text:p text:style-name="P46">PANIC</text:p>
          </table:table-cell>
          <table:table-cell table:style-name="Table1.B5" office:value-type="string">
            <text:p text:style-name="P42">Pressed</text:p>
          </table:table-cell>
          <table:table-cell table:style-name="Table1.I5" office:value-type="string">
            <text:p text:style-name="P42">Pressed</text:p>
          </table:table-cell>
        </table:table-row>
      </table:table>
      <text:p text:style-name="P8"/>
      <text:p text:style-name="P8"/>
      <text:p text:style-name="P13">WTPA2 has eight tactile switches (buttons, normal people call them). <text:s/>From left to right, the first six buttons all make things happen. <text:s/>The last two buttons are “shift” keys which do nothing when pressed on their own, but rather change the function of the first six buttons.</text:p>
      <text:p text:style-name="P13"/>
      <text:p text:style-name="P13">The simplest functions require pressing one of the first six buttons by themselves. <text:s/>Holding either or both shift keys and pressing one of the first six buttons allows you to access the more esoteric functions.</text:p>
      <text:p text:style-name="P12"/>
      <text:p text:style-name="P13">The functions are:</text:p>
      <text:p text:style-name="P13"/>
      <text:p text:style-name="P13">RECORD: <text:s/>This begins recording a sample from the audio input into the currently selected sample bank. <text:s/>This will overwrite any sample previously in the bank. <text:s/>This records at the clock speed set by one of the onboard sample oscillators. <text:s/>Pressing it again stops recording and begins the sample playing back as a loop.</text:p>
      <text:p text:style-name="P13"/>
      <text:p text:style-name="P13">OVERDUB: <text:s/>This requires that a sample is already in RAM and playing back. <text:s/>This begins adding the audio to from the input to the currently selected bank at the point in the previously recorded sample when the button is pressed. <text:s/>Overdub will happily continue as long as you want it to, for as many loops as you want. <text:s/>Overdub is “destructive” – there's no undo. <text:s/>Once you press it, you change the original sample. <text:s/>Pressing overdub again stops recording, and the sample continues to playback.</text:p>
      <text:p text:style-name="P13"/>
      <text:p text:style-name="P13"><text:soft-page-break/>PLAY / PAUSE / ONE-SHOT: <text:s/>These three buttons are different ways to play samples back. <text:s/>“Restart” begins a recorded sample from the beginning, and loops it when it reaches the end (like a loop pedal). <text:s/>One-Shot restarts the sample but does not loop (like a drum machine pad). <text:s/>“Pause” stops the sample where ever it is, pressing it again resumes the sample playback. <text:s/>If the sample was previously looping it will continue to loop, if it wasn't it won't.</text:p>
      <text:p text:style-name="P13"/>
      <text:p text:style-name="P13">BIT DEPTH: <text:s/>When pressed, will reduce the number of bits of the current sample by the value set by the encoder and displayed by the bottom LEDs. <text:s/>Normal bit depth is 8. <text:s/>Reducing it by 7 gives you a truly crusty experience.</text:p>
      <text:p text:style-name="P13"/>
      <text:p text:style-name="P13">HALF TIME: <text:s/>Toggles cutting playback tempo in half. <text:s/>RIP DJ Skrew.</text:p>
      <text:p text:style-name="P13"/>
      <text:p text:style-name="P15">REALTIME: <text:s/>Enters a mode where the audio input is passed directly through WTPA2's electronics and back out again. <text:s/>This still applies the sample clock (allows aliasing errors to be introduced) and you can adjust bit reduction during this mode sample, but you obviously can't play anything backwards. <text:s/>Record, Overdub, and Playback light turn on to indicate you are both taking in data and also spitting it out.</text:p>
      <text:p text:style-name="P8"/>
      <text:p text:style-name="P15">SET GRANULARITY: <text:s/>This divides the current sample into a number of slices set by the encoder, then shuffles those slices randomly. <text:s/>If you divide the sample into 4 and shuffle it it's like a random remix, if you slice it into 256 pieces it's more like a synthesis effect. <text:s/>256 slices is the current max. <text:s/>For now, the shuffle is always random. <text:s/>Setting 0 or 1 grains returns you to normal playback.</text:p>
      <text:p text:style-name="P15"/>
      <text:p text:style-name="P15">OUTPUT SUM MODE: <text:s/>Since WTPA2 is a digital sampler it has no need to add the two sample banks together. <text:s/>It can combine them in any weird way it wants. <text:s/>This allows you to set the way it sticks the two samples together. <text:s/>You can pass this a value from 0-4. <text:s/>NOTE: <text:s/>This effect can really kill the party, since some combinations result in no output. <text:s/>DON'T LET THE BEAT DROP. <text:s/>Values do the following:</text:p>
      <text:p text:style-name="P22"><text:tab/><text:tab/>0 = Sum the banks during output. <text:s/>This makes normal audio.</text:p>
      <text:p text:style-name="P22"><text:tab/><text:tab/>1 = Multiply the two banks together for output. <text:s/>Modulates and saturates, and <text:tab/><text:tab/><text:tab/><text:tab/>requires two samples to be playing back (ie, multiplying by 0 is always <text:tab/><text:tab/><text:tab/><text:tab/>silence). <text:s/></text:p>
      <text:p text:style-name="P22"><text:tab/><text:tab/>2 = Bitwise AND banks during output. <text:s/>Crusty. <text:s/>Requires valid samples in A&amp;B.</text:p>
      <text:p text:style-name="P22"><text:tab/><text:tab/>3 = Bitwise XOR the banks. <text:s/>Doesn't sound weird with only one sample, <text:span text:style-name="T15">sounds <text:tab/><text:tab/><text:tab/>crusty with two.</text:span></text:p>
      <text:p text:style-name="P22"><text:tab/><text:tab/><text:span text:style-name="T15">4 = Subtract Bank 1 from Bank 0. <text:s/>Sounds weird with phasey sounds, otheriwse <text:tab/><text:tab/><text:tab/>is not that strange.</text:span></text:p>
      <text:p text:style-name="P21"/>
      <text:p text:style-name="P14"><text:span text:style-name="T16">BACKWARDS</text:span> <text:span text:style-name="T16">PLAYBACK</text:span>: <text:s/><text:span text:style-name="T16">Buy the pre-loaded Black Sabbath micro-SD card and tell Ba'al I say hi.</text:span></text:p>
      <text:p text:style-name="P14"/>
      <text:p text:style-name="P16">EDIT SAMPLE START: <text:s/>Changes the starting point of the sample in real time.</text:p>
      <text:p text:style-name="P16"/>
      <text:p text:style-name="P16">EDIT SAMPLE END: <text:s/>Changes the endpoint of a sample in real time.</text:p>
      <text:p text:style-name="P16"/>
      <text:p text:style-name="P16">EDIT SAMPLE WINDOW: <text:s/>Sweeps edited start and endpoints together.</text:p>
      <text:p text:style-name="P16"/>
      <text:p text:style-name="P16">[Example: <text:s/>with a 16-bar phrase, you can edit the sample to the first bar with START and <text:soft-page-break/>END, then sweep it to any other bar using WINDOW]</text:p>
      <text:p text:style-name="P16">[Fun Note: <text:s/>You can sweep the endpoint BEFORE the beginning! <text:s/>This reverses the sample and is some Richard D James sounding biz. <text:s/>It was hard to write.]</text:p>
      <text:p text:style-name="P16"/>
      <text:p text:style-name="P16">PLAY CURRENT SD SAMPLE: <text:s/>If you have an SD card with recordings on it, this will stream the currently selected SD card sample. <text:s/>SD card samples are their own voice independent of BANK 0 or BANK 1 and you can't change their parameters unless you load them into RAM first. <text:s/>But you can play them.</text:p>
      <text:p text:style-name="P16"/>
      <text:p text:style-name="P16">ENTER SD CARD MENU: <text:s/>Changes the display and controls to allow you to transfer samples between the SD card and sample banks. <text:s/>NOTE: <text:s/>Requires you have an SD card.</text:p>
      <text:p text:style-name="P8"/>
      <text:p text:style-name="P11">Table 2: <text:s/>WTPA2 SD Card Menu Controls</text:p>
      <table:table table:name="Table2" table:style-name="Table2">
        <table:table-column table:style-name="Table2.A" table:number-columns-repeated="9"/>
        <table:table-row>
          <table:table-cell table:style-name="Table2.A1" office:value-type="string">
            <text:p text:style-name="P40">Button</text:p>
          </table:table-cell>
          <table:table-cell table:style-name="Table2.A1" office:value-type="string">
            <text:p text:style-name="P49">0</text:p>
          </table:table-cell>
          <table:table-cell table:style-name="Table2.A1" office:value-type="string">
            <text:p text:style-name="P49">1</text:p>
          </table:table-cell>
          <table:table-cell table:style-name="Table2.A1" office:value-type="string">
            <text:p text:style-name="P49">2</text:p>
          </table:table-cell>
          <table:table-cell table:style-name="Table2.A1" office:value-type="string">
            <text:p text:style-name="P49">3</text:p>
          </table:table-cell>
          <table:table-cell table:style-name="Table2.A1" office:value-type="string">
            <text:p text:style-name="P49">4</text:p>
          </table:table-cell>
          <table:table-cell table:style-name="Table2.A1" office:value-type="string">
            <text:p text:style-name="P49">5</text:p>
          </table:table-cell>
          <table:table-cell table:style-name="Table2.A1" office:value-type="string">
            <text:p text:style-name="P44">6 (Shift 1)</text:p>
          </table:table-cell>
          <table:table-cell table:style-name="Table2.I1" office:value-type="string">
            <text:p text:style-name="P44">7 (Shift 2)</text:p>
          </table:table-cell>
        </table:table-row>
        <table:table-row table:style-name="Table2.2">
          <table:table-cell table:style-name="Table2.A2" office:value-type="string">
            <text:p text:style-name="P52">No Shift</text:p>
          </table:table-cell>
          <table:table-cell table:style-name="Table2.B2" office:value-type="string">
            <text:p text:style-name="P46">Play Current SD Slot Sample</text:p>
          </table:table-cell>
          <table:table-cell table:style-name="Table2.B2" office:value-type="string">
            <text:p text:style-name="P46">Load SD Sample to RAM</text:p>
          </table:table-cell>
          <table:table-cell table:style-name="Table2.B2" office:value-type="string">
            <text:p text:style-name="P46">Save RAM Sample to SD</text:p>
          </table:table-cell>
          <table:table-cell table:style-name="Table2.B2" office:value-type="string">
            <text:p text:style-name="P46">Delete Current SD Slot Sample</text:p>
          </table:table-cell>
          <table:table-cell table:style-name="Table2.B2" office:value-type="string">
            <text:p text:style-name="P46">Exit SD Card Menu</text:p>
          </table:table-cell>
          <table:table-cell table:style-name="Table2.B2" office:value-type="string">
            <text:p text:style-name="P46">Exit SD Card Menu</text:p>
          </table:table-cell>
          <table:table-cell table:style-name="Table2.B2" office:value-type="string">
            <text:p text:style-name="P46">Exit SD Card Menu</text:p>
          </table:table-cell>
          <table:table-cell table:style-name="Table2.I2" office:value-type="string">
            <text:p text:style-name="P46">Exit SD Card Menu</text:p>
          </table:table-cell>
        </table:table-row>
      </table:table>
      <text:p text:style-name="P34"/>
      <text:p text:style-name="P34"/>
      <text:p text:style-name="P16">When you enter the SD Card Menu, the buttons and lights do something different than normal. <text:s/><text:span text:style-name="T18">Each SD card stores up to 512 samples. <text:s/>You can only access the first 128 of them from this mode (MIDI can access all 512).</text:span></text:p>
      <text:p text:style-name="P16"/>
      <text:p text:style-name="P36">In this mode, the top LEDs indicate the currently selected sample slot on the card (0-127). <text:s/>Selection is made via the encoder. <text:s/>The bottom-most LED (LED 7) will flash if a sample is present in the slot. <text:s/>The buttons can be used to play the sample in the slot, load the sample in the SD slot into the current RAM bank, load the sample in the current RAM bank into the selected sample slot, or delete the sample in the currently selected SD card slot. </text:p>
      <text:p text:style-name="P34"/>
      <text:p text:style-name="P36">Any other button exits the SD card menu and returns you to the “normal” menu.</text:p>
      <text:p text:style-name="P34"/>
      <text:p text:style-name="P29">Micro SD Card Formats:</text:p>
      <text:p text:style-name="P36">WTPA2 can optionally use micro-SD cards if you ponied up for the extra hardware.</text:p>
      <text:p text:style-name="P36">WTPA2 only likes (as of now) STANDARD DENSITY micro-SD cards. <text:s/>That means any SD card of 2GB or less, <text:span text:style-name="T19">and nothing labeled SDHC or SDXC. <text:s/>The SD cards WTPA2 likes are the ones that cost a dollar on eBay.</text:span></text:p>
      <text:p text:style-name="P36"/>
      <text:p text:style-name="P36"><text:span text:style-name="T19">WTPA2 also uses its own file format. <text:s/>Normally SD cards use a crappy Microsoft file format called FAT16. <text:s/>WTPA2 is too cool for this*. <text:s/>So w</text:span>hen an SD card is inserted into WTPA2, WTPA2 will check to <text:span text:style-name="T19">see if it is in “WTPA” format. <text:s/>If it is, WTPA2 will check to see if the card holds samples or something else (WTPA2 formatted cards can also hold Nintendo DPCM samples as of now). <text:s/>If the card is not in WTPA format, WTPA2 will give you the option to format the card.</text:span></text:p>
      <text:p text:style-name="P36"/>
      <text:p text:style-name="P37">If you insert a card, and WTPA2 starts flashing the top and bottom most lights, that card is un-formatted. <text:s/>You can either pull the card if you get cold feet, or press the two outside buttons <text:soft-page-break/>on WTPA2. <text:s/>WTPA2 will then format the card. <text:s/>When it is done, it will turn LED1 on. <text:s/>You can press any button to return to normal operation (or pull the card).</text:p>
      <text:p text:style-name="P37"/>
      <text:p text:style-name="P37">If you insert a card and nothing seems to happen it was already a normal sample card. <text:s/>If you insert it and the thing goes nuts it probably holds <text:span text:style-name="T8">Nintendo DPCM data</text:span>. <text:s/>That's explained later.</text:p>
      <text:p text:style-name="P37"/>
      <text:p text:style-name="P37">There are free (free as in beer) software tools on the Narrat1ve site for transferring WTPA2 formatted audio between SD cards and host computer in AIFF format, so fret not, you can totally put your samples on Instagram or whatever.</text:p>
      <text:p text:style-name="P37"/>
      <text:p text:style-name="P37">*(WTPA2 is actually not only too cool for FAT16, it also cannot be bothered to learn it. <text:s/>WTPA2 told ME that it heard that FAT formatting was actually a pain in the neck to manage on an 8-bit microcontroller with not much memory and only one kind of file it needs to store anyway and like an order of magnitude more memory than it will ever need anyway and no problems with fragmentation).</text:p>
      <text:p text:style-name="P34"/>
      <text:p text:style-name="P30">MIDI Control of WTPA2:</text:p>
      <text:p text:style-name="P38">Note on, note off, control change.</text:p>
      <text:p text:style-name="P38">Three channels (bank 0, bank 1, SD)</text:p>
      <text:p text:style-name="P38">Selecting MIDI Channels</text:p>
      <text:p text:style-name="P38"/>
      <text:p text:style-name="P38">Debug Mode:</text:p>
      <text:p text:style-name="P38">Entered via power up menu, used for hardware debug.</text:p>
      <text:p text:style-name="P38"/>
      <text:p text:style-name="P38">DPCM Mode:</text:p>
      <text:p text:style-name="P38">Used because you have a Triforce tattoo.</text:p>
      <text:p text:style-name="P38"/>
      <text:p text:style-name="P33">Table <text:span text:style-name="T6">3</text:span>: <text:s/>WTPA2 <text:span text:style-name="T6">MIDI Commands</text:span></text:p>
      <text:p text:style-name="P27"/>
      <text:p text:style-name="P18">Command or Effect:<text:tab/><text:tab/><text:tab/>C<text:span text:style-name="T6">ontrol Change #</text:span><text:tab/><text:tab/>Value:<text:tab/><text:tab/><text:tab/></text:p>
      <text:p text:style-name="P19">Start/Stop Recording<text:tab/><text:tab/><text:tab/>3<text:tab/><text:tab/><text:tab/><text:tab/>0 = Stop, &gt;0 = Start</text:p>
      <text:p text:style-name="P19">Start/Stop Overdub<text:tab/><text:tab/><text:tab/><text:tab/>9<text:tab/><text:tab/><text:tab/><text:tab/>0 = Stop, &gt;0 = Start</text:p>
      <text:p text:style-name="P19">Start/Stop Realtime<text:tab/><text:tab/><text:tab/><text:tab/>14<text:tab/><text:tab/><text:tab/><text:tab/>0 = Stop, &gt;0 = Start</text:p>
      <text:p text:style-name="P19">Loop Continuously/Once<text:tab/><text:tab/><text:tab/>15<text:tab/><text:tab/><text:tab/><text:tab/>0 = Once, &gt;0 = Cont.</text:p>
      <text:p text:style-name="P19">Half Speed Playback<text:tab/><text:tab/><text:tab/>16<text:tab/><text:tab/><text:tab/><text:tab/>0 = Stop, &gt;0 = Start</text:p>
      <text:p text:style-name="P19">Backwards Playback<text:tab/><text:tab/><text:tab/>17<text:tab/><text:tab/><text:tab/><text:tab/>0 = Stop, &gt;0 = Start</text:p>
      <text:p text:style-name="P19">Cancel All Effects<text:tab/><text:tab/><text:tab/><text:tab/>18<text:tab/><text:tab/><text:tab/><text:tab/>Any</text:p>
      <text:p text:style-name="P19">Bit Reduction<text:tab/><text:tab/><text:tab/><text:tab/>19<text:tab/><text:tab/><text:tab/><text:tab/>0-7</text:p>
      <text:p text:style-name="P19">Granularize Sample<text:tab/><text:tab/><text:tab/><text:tab/>20<text:tab/><text:tab/><text:tab/><text:tab/>0-127</text:p>
      <text:p text:style-name="P19">Introduce Jitter Errors<text:tab/><text:tab/><text:tab/>21<text:tab/><text:tab/><text:tab/><text:tab/>0-127</text:p>
      <text:p text:style-name="P19">Change Output Combination Math<text:tab/>22<text:tab/><text:tab/><text:tab/><text:tab/>0-3</text:p>
      <text:p text:style-name="P19">Store Default Record Note<text:tab/><text:tab/><text:tab/>23<text:tab/><text:tab/><text:tab/><text:tab/>Any</text:p>
      <text:p text:style-name="P19">Adjust Sample Start RESOLUTE<text:tab/><text:tab/>24<text:tab/><text:tab/><text:tab/><text:tab/>0-127</text:p>
      <text:p text:style-name="P19">Adjust Sample End RESOLUTE<text:tab/><text:tab/>25<text:tab/><text:tab/><text:tab/><text:tab/>0-127</text:p>
      <text:p text:style-name="P19">Adjust Sample Window RESOLUTE<text:tab/>26<text:tab/><text:tab/><text:tab/><text:tab/>0-127</text:p>
      <text:p text:style-name="P19">Revert Sample to Unadjusted<text:tab/><text:tab/>27<text:tab/><text:tab/><text:tab/><text:tab/>0-127</text:p>
      <text:p text:style-name="P19">Adjust Sample Start WIDE<text:tab/><text:tab/><text:tab/>28<text:tab/><text:tab/><text:tab/><text:tab/>0-127</text:p>
      <text:p text:style-name="P19"><text:soft-page-break/>Adjust Sample End WIDE<text:tab/><text:tab/><text:tab/>29<text:tab/><text:tab/><text:tab/><text:tab/>0-127</text:p>
      <text:p text:style-name="P19">Adjust Sample Window WIDE<text:tab/><text:tab/>30<text:tab/><text:tab/><text:tab/><text:tab/>0-127</text:p>
      <text:p text:style-name="P20">Change SD Card Bank<text:tab/><text:tab/><text:tab/>52<text:tab/><text:tab/><text:tab/><text:tab/>0-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swiss"/>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2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odd Bailey</meta:initial-creator>
    <meta:creation-date>2009-05-06T22:21:44</meta:creation-date>
    <dc:date>2014-11-24T20:31:03.770801410</dc:date>
    <meta:editing-duration>PT8H5S</meta:editing-duration>
    <meta:editing-cycles>25</meta:editing-cycles>
    <meta:generator>LibreOffice/4.2.6.3$Linux_x86 LibreOffice_project/420m0$Build-3</meta:generator>
    <meta:document-statistic meta:table-count="2" meta:image-count="0" meta:object-count="0" meta:page-count="8" meta:paragraph-count="174" meta:word-count="2622" meta:character-count="14734" meta:non-whitespace-character-count="12032"/>
    <meta:user-defined meta:name="Info 1"/>
    <meta:user-defined meta:name="Info 2"/>
    <meta:user-defined meta:name="Info 3"/>
    <meta:user-defined meta:name="Info 4"/>
  </office:meta>
</office:document-meta>
</file>